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4500000033DE1457DEDCE367F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T Sans Expert" svg:font-family="'PT Sans Expert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513cm" fo:min-width="17.915cm"/>
    </style:style>
    <style:style style:name="gr2" style:family="graphic" style:parent-style-name="standard">
      <style:graphic-properties draw:fill-color="#81d41a" draw:textarea-horizontal-align="justify" draw:textarea-vertical-align="middle" draw:auto-grow-height="false" fo:min-height="1.337cm" fo:min-width="5.21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>
      <style:graphic-properties draw:fill-color="#81d41a" draw:textarea-horizontal-align="justify" draw:textarea-vertical-align="middle" draw:auto-grow-height="false" fo:min-height="0.702cm" fo:min-width="4.263cm"/>
      <style:paragraph-properties style:writing-mode="lr-tb"/>
    </style:style>
    <style:style style:name="gr5" style:family="graphic" style:parent-style-name="standard">
      <style:graphic-properties draw:fill-color="#e16173" draw:textarea-horizontal-align="justify" draw:textarea-vertical-align="middle" draw:auto-grow-height="false" fo:min-height="1.546cm" fo:min-width="1.7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982cm"/>
      <style:paragraph-properties style:writing-mode="lr-tb"/>
    </style:style>
    <style:style style:name="gr7" style:family="graphic" style:parent-style-name="standard">
      <style:graphic-properties draw:fill-color="#b4c7dc" draw:textarea-horizontal-align="justify" draw:textarea-vertical-align="middle" draw:auto-grow-height="false" fo:min-height="4.513cm" fo:min-width="17.915cm"/>
    </style:style>
    <style:style style:name="gr8" style:family="graphic" style:parent-style-name="standard">
      <style:graphic-properties draw:fill-color="#b4c7dc" draw:textarea-horizontal-align="justify" draw:textarea-vertical-align="middle" draw:auto-grow-height="false" fo:min-height="5.538cm" fo:min-width="17.915cm"/>
    </style:style>
    <style:style style:name="gr9" style:family="graphic" style:parent-style-name="standard">
      <style:graphic-properties draw:stroke="none" svg:stroke-color="#000000" draw:fill="none" draw:fill-color="#ffffff" fo:min-height="2.353cm"/>
      <style:paragraph-properties style:writing-mode="lr-tb"/>
    </style:style>
    <style:style style:name="gr10" style:family="graphic" style:parent-style-name="standard">
      <style:graphic-properties draw:fill-color="#b4c7dc" draw:textarea-horizontal-align="justify" draw:textarea-vertical-align="middle" draw:auto-grow-height="false" fo:min-height="1.973cm" fo:min-width="6.485cm"/>
    </style:style>
    <style:style style:name="gr11" style:family="graphic" style:parent-style-name="standard">
      <style:graphic-properties draw:fill-color="#81d41a" draw:textarea-horizontal-align="justify" draw:textarea-vertical-align="middle" draw:auto-grow-height="false" fo:min-height="0.703cm" fo:min-width="2.358cm"/>
      <style:paragraph-properties style:writing-mode="lr-tb"/>
    </style:style>
    <style:style style:name="gr12" style:family="graphic" style:parent-style-name="standard">
      <style:graphic-properties draw:fill-color="#81d41a" draw:textarea-horizontal-align="justify" draw:textarea-vertical-align="middle" draw:auto-grow-height="false" fo:min-height="0.703cm" fo:min-width="1.72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6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235cm"/>
      <style:paragraph-properties style:writing-mode="lr-tb"/>
    </style:style>
    <style:style style:name="gr15" style:family="graphic" style:parent-style-name="standard">
      <style:graphic-properties draw:fill-color="#81d41a" draw:textarea-horizontal-align="justify" draw:textarea-vertical-align="middle" draw:auto-grow-height="false" fo:min-height="0.775cm" fo:min-width="3.945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1.57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755cm"/>
      <style:paragraph-properties style:writing-mode="lr-tb"/>
    </style:style>
    <style:style style:name="gr19" style:family="graphic" style:parent-style-name="standard">
      <style:graphic-properties draw:fill-color="#81d41a" draw:textarea-horizontal-align="justify" draw:textarea-vertical-align="middle" draw:auto-grow-height="false" fo:min-height="1.338cm" fo:min-width="5.21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81d41a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-color="#e16173"/>
      <style:paragraph-properties fo:text-align="center" style:writing-mode="lr-tb"/>
    </style:style>
    <style:style style:name="P7" style:family="paragraph">
      <loext:graphic-properties draw:fill-color="#b4c7dc"/>
      <style:paragraph-properties fo:text-align="center"/>
    </style:style>
    <style:style style:name="P8" style:family="paragraph">
      <loext:graphic-properties draw:fill-color="#81d41a"/>
      <style:paragraph-properties fo:text-align="start" style:writing-mode="lr-tb"/>
    </style:style>
    <style:style style:name="P9" style:family="paragraph"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loext:graphic-properties draw:fill-color="#81d41a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5" style:family="paragraph">
      <loext:graphic-properties draw:fill-color="#81d41a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Source Han Sans CN" style:font-size-asian="15pt" style:font-style-asian="normal" style:font-weight-asian="bold" style:font-name-complex="Droid Sans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Source Han Sans CN" style:font-size-asian="15pt" style:font-style-asian="normal" style:font-weight-asian="normal" style:font-name-complex="Droid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15cm" svg:height="4.763cm" svg:x="1.635cm" svg:y="1.3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15cm" svg:height="1.587cm" svg:x="13.7cm" svg:y="1.952cm">
          <text:p text:style-name="P2">wallet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54cm" svg:height="0.962cm" svg:x="3.987cm" svg:y="2.27cm">
          <draw:text-box>
            <text:p>DAO:</text:p>
          </draw:text-box>
        </draw:frame>
        <draw:custom-shape draw:style-name="gr4" draw:text-style-name="P3" draw:layer="layout" svg:width="4.763cm" svg:height="0.952cm" svg:x="5.892cm" svg:y="2.27cm">
          <text:p text:style-name="P5">123154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175cm" svg:height="2.54cm" svg:x="1.317cm" svg:y="0.365cm">
          <text:p text:style-name="P2">lo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54cm" svg:height="0.962cm" svg:x="3.987cm" svg:y="2.27cm">
          <draw:text-box>
            <text:p>DAO:</text:p>
          </draw:text-box>
        </draw:frame>
        <draw:frame draw:style-name="gr3" draw:text-style-name="P4" draw:layer="layout" svg:width="5.585cm" svg:height="0.962cm" svg:x="3.987cm" svg:y="3.222cm">
          <draw:text-box>
            <text:p>Tokens: 321</text:p>
          </draw:text-box>
        </draw:frame>
        <draw:frame draw:style-name="gr3" draw:text-style-name="P4" draw:layer="layout" svg:width="5.585cm" svg:height="0.962cm" svg:x="3.988cm" svg:y="3.222cm">
          <draw:text-box>
            <text:p>Tokens: 321</text:p>
          </draw:text-box>
        </draw:frame>
        <draw:frame draw:style-name="gr3" draw:text-style-name="P4" draw:layer="layout" svg:width="5.585cm" svg:height="0.962cm" svg:x="3.988cm" svg:y="4.322cm">
          <draw:text-box>
            <text:p>Locked: 321</text:p>
          </draw:text-box>
        </draw:frame>
        <draw:frame draw:style-name="gr3" draw:text-style-name="P4" draw:layer="layout" svg:width="2.54cm" svg:height="0.962cm" svg:x="3.987cm" svg:y="2.27cm">
          <draw:text-box>
            <text:p>DAO:</text:p>
          </draw:text-box>
        </draw:frame>
        <draw:frame draw:style-name="gr6" draw:text-style-name="P4" draw:layer="layout" svg:width="8.443cm" svg:height="1.232cm" svg:x="1.635cm" svg:y="7.032cm">
          <draw:text-box>
            <text:p>When wallet connected:</text:p>
          </draw:text-box>
        </draw:frame>
        <draw:custom-shape draw:style-name="gr7" draw:text-style-name="P7" draw:layer="layout" svg:width="18.415cm" svg:height="4.763cm" svg:x="1.635cm" svg:y="1.31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54cm" svg:height="0.962cm" svg:x="3.987cm" svg:y="2.27cm">
          <draw:text-box>
            <text:p>DAO:</text:p>
          </draw:text-box>
        </draw:frame>
        <draw:custom-shape draw:style-name="gr4" draw:text-style-name="P8" draw:layer="layout" svg:width="4.763cm" svg:height="0.952cm" svg:x="5.892cm" svg:y="2.27cm">
          <text:p text:style-name="P5">123154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175cm" svg:height="2.54cm" svg:x="1.317cm" svg:y="0.365cm">
          <text:p text:style-name="P2">lo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54cm" svg:height="0.962cm" svg:x="3.987cm" svg:y="2.27cm">
          <draw:text-box>
            <text:p>DAO:</text:p>
          </draw:text-box>
        </draw:frame>
        <draw:custom-shape draw:style-name="gr8" draw:text-style-name="P7" draw:layer="layout" svg:width="18.415cm" svg:height="5.788cm" svg:x="1.635cm" svg:y="9.81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54cm" svg:height="0.962cm" svg:x="3.987cm" svg:y="10.77cm">
          <draw:text-box>
            <text:p>DAO:</text:p>
          </draw:text-box>
        </draw:frame>
        <draw:custom-shape draw:style-name="gr4" draw:text-style-name="P8" draw:layer="layout" svg:width="4.763cm" svg:height="0.952cm" svg:x="5.892cm" svg:y="10.77cm">
          <text:p text:style-name="P5">123154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175cm" svg:height="2.54cm" svg:x="1.317cm" svg:y="8.865cm">
          <text:p text:style-name="P2">lo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54cm" svg:height="0.962cm" svg:x="3.987cm" svg:y="10.77cm">
          <draw:text-box>
            <text:p>DAO:</text:p>
          </draw:text-box>
        </draw:frame>
        <draw:frame draw:style-name="gr9" draw:text-style-name="P4" draw:layer="layout" svg:width="8.125cm" svg:height="2.603cm" svg:x="3.987cm" svg:y="11.822cm">
          <draw:text-box>
            <text:p><text:span text:style-name="T1">DAO Name</text:span><text:span text:style-name="T2"><text:line-break/></text:span><text:span text:style-name="T2">Gov token: 21691923</text:span><text:span text:style-name="T2"><text:line-break/></text:span><text:span text:style-name="T2"> * available: 10</text:span><text:span text:style-name="T2"><text:line-break/></text:span><text:span text:style-name="T2"> * locked: 321; until 2022-04-01</text:span></text:p>
          </draw:text-box>
        </draw:frame>
        <draw:frame draw:style-name="gr3" draw:text-style-name="P4" draw:layer="layout" svg:width="2.54cm" svg:height="0.962cm" svg:x="3.987cm" svg:y="10.77cm">
          <draw:text-box>
            <text:p>DAO:</text:p>
          </draw:text-box>
        </draw:frame>
        <draw:custom-shape draw:style-name="gr10" draw:text-style-name="P7" draw:layer="layout" svg:width="6.985cm" svg:height="2.223cm" svg:x="1.952cm" svg:y="19.17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858cm" svg:height="0.953cm" svg:x="5.127cm" svg:y="19.807cm">
          <text:p text:style-name="P2">Connect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.223cm" svg:height="0.953cm" svg:x="2.604cm" svg:y="19.807cm">
          <text:p text:style-name="P9"><text:span text:style-name="T3">select</text:span></text:p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5.662cm" svg:height="0.962cm" svg:x="2.27cm" svg:y="18.028cm">
          <draw:text-box>
            <text:p>When <text:span text:style-name="T4">disconnected</text:span></text:p>
          </draw:text-box>
        </draw:frame>
        <draw:custom-shape draw:style-name="gr10" draw:text-style-name="P7" draw:layer="layout" svg:width="6.985cm" svg:height="2.223cm" svg:x="1.952cm" svg:y="19.1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858cm" svg:height="0.953cm" svg:x="5.127cm" svg:y="19.808cm">
          <text:p text:style-name="P2">Connect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.223cm" svg:height="0.953cm" svg:x="2.604cm" svg:y="19.808cm">
          <text:p text:style-name="P9"><text:span text:style-name="T3">select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6.985cm" svg:height="2.223cm" svg:x="10.724cm" svg:y="19.473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4.735cm" svg:height="0.878cm" svg:x="11.042cm" svg:y="18.329cm">
          <draw:text-box>
            <text:p><text:span text:style-name="T4">When connected</text:span></text:p>
          </draw:text-box>
        </draw:frame>
        <draw:custom-shape draw:style-name="gr15" draw:text-style-name="P3" draw:layer="layout" svg:width="4.445cm" svg:height="1.025cm" svg:x="11.042cm" svg:y="19.907cm">
          <text:p text:style-name="P2"><text:span text:style-name="T5">wallet: ab69fa...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6" draw:text-style-name="P12" draw:layer="layout" svg:width="1.289cm" svg:height="0.952cm" svg:x="15.585cm" svg:y="19.98cm">
          <draw:image xlink:href="Pictures/100000010000004500000033DE1457DEDCE367F3.png" xlink:type="simple" xlink:show="embed" xlink:actuate="onLoad" draw:mime-type="image/png">
            <text:p/>
          </draw:image>
        </draw:frame>
        <draw:frame draw:style-name="gr17" draw:text-style-name="P13" draw:layer="layout" svg:width="1.905cm" svg:height="1.827cm" svg:x="15.922cm" svg:y="20.693cm">
          <draw:text-box>
            <text:p><text:span text:style-name="T6">Logout antd icon with tooltip</text:span></text:p>
          </draw:text-box>
        </draw:frame>
        <draw:frame draw:style-name="gr18" draw:text-style-name="P14" draw:layer="layout" svg:width="8.255cm" svg:height="1.673cm" svg:x="1.952cm" svg:y="17.113cm">
          <draw:text-box>
            <text:p><text:span text:style-name="T7">WALLET component: </text:span></text:p>
          </draw:text-box>
        </draw:frame>
        <draw:custom-shape draw:style-name="gr19" draw:text-style-name="P15" draw:layer="layout" svg:width="5.715cm" svg:height="1.588cm" svg:x="14.017cm" svg:y="1.952cm">
          <text:p text:style-name="P1">Wallet component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5.715cm" svg:height="1.588cm" svg:x="14.017cm" svg:y="1.952cm">
          <text:p text:style-name="P1">Wallet component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5.715cm" svg:height="1.588cm" svg:x="14.017cm" svg:y="10.552cm">
          <text:p text:style-name="P1">Wallet componen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T Sans Expert" svg:font-family="'PT Sans Expert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PT Sans Exper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5T11:03:29.932355568</meta:creation-date>
    <meta:editing-duration>PT6M56S</meta:editing-duration>
    <meta:editing-cycles>8</meta:editing-cycles>
    <meta:generator>LibreOffice/7.3.0.3$Linux_X86_64 LibreOffice_project/30$Build-3</meta:generator>
    <dc:date>2022-03-15T11:32:12.902705193</dc:date>
    <meta:document-statistic meta:object-count="39"/>
  </office:meta>
</office:document-meta>
</file>